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DD0000012C2140CFF1A0AED8A9.jpg" manifest:media-type="image/jpeg"/>
  <manifest:file-entry manifest:full-path="Pictures/1000020100000176000000C3D9048C36EB03EB09.png" manifest:media-type="image/png"/>
  <manifest:file-entry manifest:full-path="Pictures/100002010000014C0000012C651562A03649547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svg:stroke-width="0.106cm" svg:stroke-color="#ff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2cm" fo:min-width="0.03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83cm, 4.25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894cm" svg:height="5.158cm" draw:transform="rotate (-3.14159265358979) translate (15.25cm 12.158cm)">
          <draw:image xlink:href="Pictures/1000020100000176000000C3D9048C36EB03EB09.png" xlink:type="simple" xlink:show="embed" xlink:actuate="onLoad" draw:mime-type="image/png">
            <text:p/>
          </draw:image>
        </draw:frame>
        <draw:custom-shape draw:style-name="gr2" draw:text-style-name="P1" draw:layer="layout" svg:width="0.75cm" svg:height="0.75cm" draw:transform="rotate (-3.14159265358979) translate (14.494cm 11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draw:transform="rotate (-3.14159265358979) translate (12.941cm 11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75cm" svg:height="0.75cm" draw:transform="rotate (-3.14159265358979) translate (11.416cm 11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75cm" svg:height="0.75cm" draw:transform="rotate (-3.14159265358979) translate (8.331cm 8.0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0.75cm" svg:height="0.75cm" draw:transform="rotate (-3.14159265358979) translate (6.806cm 8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draw:transform="rotate (-3.14159265358979) translate (12.813cm 8.0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75cm" svg:height="0.75cm" draw:transform="rotate (-3.14159265358979) translate (11.26cm 8.0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75cm" svg:height="0.75cm" draw:transform="rotate (-3.14159265358979) translate (9.735cm 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119cm" svg:height="0.119cm" draw:transform="rotate (-3.14159265358979) translate (9.301cm 11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10.07cm 11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7.76cm 11.8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119cm" svg:height="0.119cm" draw:transform="rotate (-3.14159265358979) translate (8.529cm 11.8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119cm" svg:height="0.119cm" draw:transform="rotate (-3.14159265358979) translate (9.291cm 10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10.068cm 10.8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7.758cm 10.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119cm" svg:height="0.119cm" draw:transform="rotate (-3.14159265358979) translate (8.527cm 10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119cm" svg:height="0.119cm" draw:transform="rotate (-3.14159265358979) translate (9.29cm 11.3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10.059cm 11.3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7.749cm 11.3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119cm" svg:height="0.119cm" draw:transform="rotate (-3.14159265358979) translate (8.518cm 11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6.22cm 11.8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19cm" svg:height="0.119cm" draw:transform="rotate (-3.14159265358979) translate (6.989cm 11.8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999cm" svg:height="3.686cm" draw:transform="rotate (-3.14159265358979) translate (8.5cm 19cm)">
          <draw:image xlink:href="Pictures/100002010000014C0000012C651562A036495470.png" xlink:type="simple" xlink:show="embed" xlink:actuate="onLoad" draw:mime-type="image/png">
            <text:p/>
          </draw:image>
        </draw:frame>
        <draw:frame draw:style-name="gr5" draw:text-style-name="P1" draw:layer="layout" svg:width="4.517cm" svg:height="2.841cm" draw:transform="rotate (-1.5707963267949) translate (17.841cm 1.25cm)">
          <draw:image xlink:href="Pictures/10000000000001DD0000012C2140CFF1A0AED8A9.jpg" xlink:type="simple" xlink:show="embed" xlink:actuate="onLoad" draw:mime-type="image/jpeg">
            <text:p/>
          </draw:image>
        </draw:frame>
        <draw:line draw:style-name="gr6" draw:text-style-name="P1" draw:layer="layout" svg:x1="8.709cm" svg:y1="2.451cm" svg:x2="8.959cm" svg:y2="2.951cm">
          <text:p/>
        </draw:line>
        <draw:line draw:style-name="gr6" draw:text-style-name="P1" xml:id="id10" draw:id="id10" draw:layer="layout" svg:x1="8.959cm" svg:y1="1.951cm" svg:x2="8.959cm" svg:y2="2.451cm">
          <text:p/>
        </draw:line>
        <draw:line draw:style-name="gr6" draw:text-style-name="P1" xml:id="id3" draw:id="id3" draw:layer="layout" svg:x1="8.959cm" svg:y1="2.951cm" svg:x2="8.959cm" svg:y2="3.451cm">
          <text:p/>
        </draw:line>
        <draw:line draw:style-name="gr6" draw:text-style-name="P1" draw:layer="layout" svg:x1="7.709cm" svg:y1="2.451cm" svg:x2="7.959cm" svg:y2="2.951cm">
          <text:p/>
        </draw:line>
        <draw:line draw:style-name="gr6" draw:text-style-name="P1" xml:id="id9" draw:id="id9" draw:layer="layout" svg:x1="7.959cm" svg:y1="1.951cm" svg:x2="7.959cm" svg:y2="2.451cm">
          <text:p/>
        </draw:line>
        <draw:line draw:style-name="gr6" draw:text-style-name="P1" xml:id="id5" draw:id="id5" draw:layer="layout" svg:x1="7.959cm" svg:y1="2.951cm" svg:x2="7.959cm" svg:y2="3.451cm">
          <text:p/>
        </draw:line>
        <draw:line draw:style-name="gr6" draw:text-style-name="P1" draw:layer="layout" svg:x1="9.709cm" svg:y1="2.451cm" svg:x2="9.959cm" svg:y2="2.951cm">
          <text:p/>
        </draw:line>
        <draw:line draw:style-name="gr6" draw:text-style-name="P1" xml:id="id11" draw:id="id11" draw:layer="layout" svg:x1="9.959cm" svg:y1="1.951cm" svg:x2="9.959cm" svg:y2="2.451cm">
          <text:p/>
        </draw:line>
        <draw:line draw:style-name="gr6" draw:text-style-name="P1" xml:id="id1" draw:id="id1" draw:layer="layout" svg:x1="9.959cm" svg:y1="2.951cm" svg:x2="9.959cm" svg:y2="3.451cm">
          <text:p/>
        </draw:line>
        <draw:connector draw:style-name="gr7" draw:text-style-name="P2" draw:layer="layout" draw:line-skew="-1.144cm" svg:x1="9.959cm" svg:y1="3.451cm" svg:x2="10.885cm" svg:y2="7.285cm" draw:start-shape="id1" draw:start-glue-point="2" draw:end-shape="id2" draw:end-glue-point="8" svg:d="M9959 3451v799h926v3035" svg:viewBox="0 0 927 3835">
          <text:p/>
        </draw:connector>
        <draw:connector draw:style-name="gr7" draw:text-style-name="P2" draw:layer="layout" draw:line-skew="-1.139cm" svg:x1="8.959cm" svg:y1="3.451cm" svg:x2="9.36cm" svg:y2="7.276cm" draw:start-shape="id3" draw:start-glue-point="2" draw:end-shape="id4" draw:end-glue-point="8" svg:d="M8959 3451v799h401v3026" svg:viewBox="0 0 402 3826">
          <text:p/>
        </draw:connector>
        <draw:connector draw:style-name="gr7" draw:text-style-name="P2" draw:layer="layout" svg:x1="7.959cm" svg:y1="3.451cm" svg:x2="7.956cm" svg:y2="7.293cm" draw:start-shape="id5" draw:start-glue-point="2" draw:end-shape="id6" draw:end-glue-point="8" svg:d="M7959 3451v1947h-3v1895" svg:viewBox="0 0 4 3843">
          <text:p/>
        </draw:connector>
        <draw:custom-shape draw:style-name="gr3" draw:text-style-name="P1" draw:layer="layout" svg:width="0.119cm" svg:height="0.119cm" draw:transform="rotate (-3.14159265358979) translate (7.76cm 11.8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119cm" svg:height="0.119cm" draw:transform="rotate (-3.14159265358979) translate (7cm 15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119cm" svg:height="0.119cm" draw:transform="rotate (-3.14159265358979) translate (7.25cm 15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119cm" svg:height="0.119cm" draw:transform="rotate (-3.14159265358979) translate (16.71cm 5.3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119cm" svg:height="0.119cm" draw:transform="rotate (-3.14159265358979) translate (16.71cm 5.6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8" draw:id="id8" draw:layer="layout" draw:line-skew="0.882cm" svg:x1="11.041cm" svg:y1="11.617cm" svg:x2="3.572cm" svg:y2="9.208cm" draw:start-shape="id7" draw:start-glue-point="4" svg:d="M11041 11617v1383h-7469v-3792" svg:viewBox="0 0 7470 3793">
          <text:p/>
        </draw:connector>
        <draw:connector draw:style-name="gr7" draw:text-style-name="P2" draw:layer="layout" draw:line-skew="-3.604cm" svg:x1="7.96cm" svg:y1="1.501cm" svg:x2="3.572cm" svg:y2="9.208cm" draw:end-shape="id8" draw:end-glue-point="3" svg:d="M7960 1501v-27h-4388v7734" svg:viewBox="0 0 4389 7735">
          <text:p/>
        </draw:connector>
        <draw:connector draw:style-name="gr7" draw:text-style-name="P2" draw:layer="layout" draw:line-skew="0.05cm" svg:x1="7.959cm" svg:y1="1.951cm" svg:x2="8.959cm" svg:y2="1.951cm" draw:start-shape="id9" draw:start-glue-point="0" draw:end-shape="id10" draw:end-glue-point="0" svg:d="M7959 1951v-503h1000v503" svg:viewBox="0 0 1001 504">
          <text:p/>
        </draw:connector>
        <draw:connector draw:style-name="gr7" draw:text-style-name="P2" draw:layer="layout" draw:line-skew="0.05cm" svg:x1="9.959cm" svg:y1="1.951cm" svg:x2="8.959cm" svg:y2="1.951cm" draw:start-shape="id11" draw:start-glue-point="0" draw:end-shape="id10" draw:end-glue-point="0" svg:d="M9959 1951v-503h-1000v503" svg:viewBox="0 0 1001 504">
          <text:p/>
        </draw:connector>
        <draw:connector draw:style-name="gr9" draw:text-style-name="P2" draw:layer="layout" draw:line-skew="0.2cm" svg:x1="8.471cm" svg:y1="11.851cm" svg:x2="7.192cm" svg:y2="15.251cm" draw:start-shape="id12" draw:start-glue-point="4" draw:end-shape="id13" draw:end-glue-point="8" svg:d="M8471 11851v1899h-1279v1501" svg:viewBox="0 0 1280 3401">
          <text:p/>
        </draw:connector>
        <draw:connector draw:style-name="gr9" draw:text-style-name="P2" draw:layer="layout" svg:x1="8.471cm" svg:y1="11.733cm" svg:x2="8.46cm" svg:y2="11.324cm" draw:start-shape="id12" draw:start-glue-point="8" draw:end-shape="id14" draw:end-glue-point="4" svg:d="M8471 11733v-205h-11v-204" svg:viewBox="0 0 12 410">
          <text:p/>
        </draw:connector>
        <draw:connector draw:style-name="gr9" draw:text-style-name="P2" draw:layer="layout" svg:x1="8.46cm" svg:y1="11.206cm" svg:x2="8.469cm" svg:y2="10.842cm" draw:start-shape="id14" draw:start-glue-point="8" draw:end-shape="id15" draw:end-glue-point="4" svg:d="M8460 11206v-183h9v-181" svg:viewBox="0 0 10 365">
          <text:p/>
        </draw:connector>
        <draw:connector draw:style-name="gr10" draw:text-style-name="P2" draw:layer="layout" draw:line-skew="0.461cm" svg:x1="6.942cm" svg:y1="15.251cm" svg:x2="9.243cm" svg:y2="11.828cm" draw:start-shape="id16" draw:start-glue-point="8" draw:end-shape="id17" draw:end-glue-point="4" svg:d="M6942 15251v-1251h2301v-2172" svg:viewBox="0 0 2302 3424">
          <text:p/>
        </draw:connector>
        <draw:connector draw:style-name="gr10" draw:text-style-name="P2" draw:layer="layout" svg:x1="9.243cm" svg:y1="11.71cm" svg:x2="9.232cm" svg:y2="11.301cm" draw:start-shape="id17" draw:start-glue-point="8" draw:end-shape="id18" draw:end-glue-point="4" svg:d="M9243 11710v-205h-11v-204" svg:viewBox="0 0 12 410">
          <text:p/>
        </draw:connector>
        <draw:connector draw:style-name="gr10" draw:text-style-name="P2" draw:layer="layout" svg:x1="9.232cm" svg:y1="11.183cm" svg:x2="9.233cm" svg:y2="10.819cm" draw:start-shape="id18" draw:start-glue-point="8" draw:end-shape="id19" draw:end-glue-point="4" svg:d="M9232 11183v-183h1v-181" svg:viewBox="0 0 2 365">
          <text:p/>
        </draw:connector>
        <draw:connector draw:style-name="gr11" draw:text-style-name="P2" xml:id="id21" draw:id="id21" draw:layer="layout" draw:line-skew="2.886cm" svg:x1="16.592cm" svg:y1="5.328cm" svg:x2="9.638cm" svg:y2="12.495cm" draw:start-shape="id20" draw:start-glue-point="10" svg:d="M16592 5328h-842v7167h-6112" svg:viewBox="0 0 6955 7168">
          <text:p/>
        </draw:connector>
        <draw:connector draw:style-name="gr11" draw:text-style-name="P2" draw:layer="layout" draw:line-skew="-7.593cm -0.496cm" svg:x1="9.29cm" svg:y1="11.243cm" svg:x2="9.638cm" svg:y2="12.495cm" draw:start-shape="id18" draw:start-glue-point="6" draw:end-shape="id21" draw:end-glue-point="3" svg:d="M9290 11243h262v1309h86v-57" svg:viewBox="0 0 349 1310">
          <text:p/>
        </draw:connector>
        <draw:connector draw:style-name="gr9" draw:text-style-name="P2" draw:layer="layout" svg:x1="16.592cm" svg:y1="5.578cm" svg:x2="6.431cm" svg:y2="7.284cm" draw:start-shape="id22" draw:start-glue-point="10" draw:end-shape="id23" draw:end-glue-point="8" svg:d="M16592 5578h-10161v1706" svg:viewBox="0 0 10162 170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24T02:32:54.282666390</meta:creation-date>
    <dc:date>2020-12-26T23:45:58.868349919</dc:date>
    <meta:editing-duration>PT26M30S</meta:editing-duration>
    <meta:editing-cycles>4</meta:editing-cycles>
    <meta:generator>LibreOffice/7.0.2.2$Linux_X86_64 LibreOffice_project/3a01483fc371ab18cfca4bab0d636937da5eaf70</meta:generator>
    <meta:print-date>2020-12-26T23:43:58.137203303</meta:print-date>
    <meta:document-statistic meta:object-count="55"/>
  </office:meta>
</office:document-meta>
</file>